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koHTMLGenerator.setup( SourceResolver resolver , Map objectModel , String src , Parameters pa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NekoHTMLGenerator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ekoHTMLGenerator.genera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NekoHTMLGenerator.get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koHTMLGenerato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koHTML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koHTML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koHTMLGenerator.recyc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